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3" table:default-cell-style-name="ce10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7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K2];&quot;X&quot; )" office:value-type="float" office:value="19" calcext:value-type="float">
            <text:p>19</text:p>
          </table:table-cell>
          <table:table-cell table:number-columns-repeated="15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K3];&quot;X&quot; )" office:value-type="float" office:value="17" calcext:value-type="float">
            <text:p>17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K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K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K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K7];&quot;X&quot; )" office:value-type="float" office:value="13" calcext:value-type="float">
            <text:p>1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K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K9];&quot;X&quot; )" office:value-type="float" office:value="19" calcext:value-type="float">
            <text:p>19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K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K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K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K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K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K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K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K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K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K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K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K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K22];&quot;X&quot; )"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K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K2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K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K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K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K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K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K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K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K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K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K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K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K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K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K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K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K40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K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K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K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K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K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K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K47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K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K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K50];&quot;X&quot; 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K51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K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K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K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K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K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K57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K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K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K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K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K62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K6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K6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K65];&quot;X&quot; 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K6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K6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K68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K6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K7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K7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K72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K7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K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K7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K7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K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K7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K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K8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K8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K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K8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K8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K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K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K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K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K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K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K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K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K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K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K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K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K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K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K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K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K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K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K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K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K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K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K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K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K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K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K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K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K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K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K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K116];&quot;X&quot; 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K117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K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K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K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K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K122];&quot;X&quot; 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K123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K12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K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K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K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K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K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K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K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K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K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K134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K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K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K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K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K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K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K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K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K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K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K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K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K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K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K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K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K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K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K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K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K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K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K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K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K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K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K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K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K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K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K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K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K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K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K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K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K171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K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K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K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K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K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K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K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K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K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K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K182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K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K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K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K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K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K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K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K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K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K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K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K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K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K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K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K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K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K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K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K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K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K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K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K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K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K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K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K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K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K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K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K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K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K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K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K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K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K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K221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K222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K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K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K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K226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K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K228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K229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K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K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K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0:38:18.865279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08T13:43:13.411067718</dc:date>
    <meta:editing-duration>P1DT3H20M25S</meta:editing-duration>
    <meta:editing-cycles>58</meta:editing-cycles>
    <meta:document-statistic meta:table-count="2" meta:cell-count="1233" meta:object-count="0"/>
  </office:meta>
</office:document-meta>
</file>